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200.00%" fo:text-align="center"/>
    </style:style>
    <style:style style:name="P2" style:family="paragraph">
      <style:paragraph-properties fo:line-height="115.00%" fo:text-align="justify" fo:margin-left="0.00pt" fo:text-indent="29.60pt"/>
    </style:style>
    <style:style style:name="P3" style:family="paragraph">
      <style:paragraph-properties fo:line-height="200.00%" fo:text-align="justify" fo:margin-left="0.00pt" fo:text-indent="29.60pt"/>
    </style:style>
    <style:style style:name="P4" style:family="paragraph">
      <style:paragraph-properties fo:line-height="115.00%" fo:text-align="justify" fo:margin-left="0.00pt" fo:text-indent="29.60pt"/>
    </style:style>
    <text:list-style style:name="L5">
      <text:list-level-style-bullet text:level="1" text:bullet-char="•">
        <style:list-level-properties text:space-before="10.9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justify" fo:margin-left="-28.90pt" fo:text-indent="28.90pt">
        <style:tab-stops>
          <style:tab-stop style:position="10.90pt"/>
        </style:tab-stops>
      </style:paragraph-properties>
    </style:style>
    <style:style style:name="P6" style:family="paragraph">
      <style:paragraph-properties fo:line-height="115.00%" fo:text-align="justify" fo:margin-left="0.00pt" fo:text-indent="29.60pt"/>
    </style:style>
    <text:list-style style:name="L7">
      <text:list-level-style-bullet text:level="1" text:bullet-char="•">
        <style:list-level-properties text:space-before="9.3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justify" fo:margin-left="-27.30pt" fo:text-indent="27.30pt"/>
    </style:style>
    <style:style style:name="P8" style:family="paragraph">
      <style:paragraph-properties fo:line-height="115.00%" fo:text-align="justify"/>
    </style:style>
    <style:style style:name="P9" style:family="paragraph">
      <style:paragraph-properties fo:line-height="200.00%" fo:text-align="justify" fo:margin-left="0.00pt" fo:text-indent="27.30pt"/>
    </style:style>
    <style:style style:name="P10" style:family="paragraph">
      <style:paragraph-properties fo:line-height="115.00%" fo:text-align="justify" fo:margin-left="0.00pt" fo:text-indent="27.30pt"/>
    </style:style>
    <text:list-style style:name="L11">
      <text:list-level-style-bullet text:level="1" text:bullet-char="•">
        <style:list-level-properties text:space-before="9.3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justify" fo:margin-left="-27.30pt" fo:text-indent="27.30pt"/>
    </style:style>
    <style:style style:name="P12" style:family="paragraph">
      <style:paragraph-properties fo:line-height="115.00%" fo:text-align="justify" fo:margin-left="0.00pt" fo:text-indent="27.30pt"/>
    </style:style>
  </office:automatic-styles>
  <office:body>
    <office:text>
      <text:p text:style-name="P1"><text:span text:style-name="T1">Перевод</text:span></text:p>
      <text:p text:style-name="P1"><text:span text:style-name="T1">Вступление</text:span></text:p>
      <text:p text:style-name="P2"><text:span text:style-name="T2">Один из важнейших аспектов написания поддерживаемого кода - это способность замечать повторяющиеся паттерны в коде и оптимизировать их. В этой области знание паттернов проектирования может быть неоценимым.</text:span></text:p>
      <text:p text:style-name="P2"><text:span text:style-name="T2">В первой части этой книги мы рассмотрим историю и важность паттернов проектирования которые могут быть применены в любом языке программирования. </text:span></text:p>
      <text:p text:style-name="P2"><text:span text:style-name="T2">Паттерны проектирования можно встретить ещё в ранних работах архитектора по имени Кристофор Александр. Он часто писал статьи об его опыте в решении проблем проектирования и о том, как они связаны со зданиями и городами. Как-то раз Александр заметил что при использовании снова и снова некоторые конструкции приводят к желаемому оптимальному эффекту.</text:span></text:p>
      <text:p text:style-name="P2"><text:span text:style-name="T2">В сотрудничестве с Сарой Ишикава и Мюрреем Сильверштейном, Александр разработал язык шаблонов который помог всем желающим проектировать и строить в любом масштабе. Работа была опубликована в 1977 году в документе под названием "Язык Шаблонов", который позже была выпущен как полноценная книга в твердом переплете.</text:span></text:p>
      <text:p text:style-name="P2"><text:span text:style-name="T2">Примерно 30 лет назад разработчики программного обеспечения начали включать принципы описанные Александром в первую документацию про паттерны проектирования, которая должна была стать руководством для новичков желающих повысить их скиллы программирования. Важно отметить что концепции паттернов проектирования на самом деле были в индустрии программирования с момента ее создания, хотя и в менее формализованной форме.</text:span></text:p>
      <text:p text:style-name="P2"><text:span text:style-name="T2">Одной из первых и, возможно, наиболее знаковых работ опубликованных по паттернам проектирования была книга 1995 года "Паттерны проектирования: Элементы реюзабельного объектно-ориентированного ПО". Она была написана Эриком Гамма, Ричардом Хельмом, Ральфом Джонсоном и Джоном Влиссидом - группой которая стала известна как "Банда Четырех" (или Б4 для краткости).</text:span></text:p>
      <text:p text:style-name="P2"><text:span text:style-name="T2">Публикация Б4 считается весьма полезной для дальнейшего продвижения концепции паттернов проектирования в нашей области, поскольку она описывает ряд методов разработки и ловушек, а так же предоставляет 23 основных паттерна проектирования объектно-ориентированного ПО, которые часто используются в мире сегодня. Мы рассмотрим эти паттерны более детально в разделе "Категории паттернов проектирования".</text:span></text:p>
      <text:p text:style-name="P2"><text:span text:style-name="T2">В этой книге мы рассмотрим несколько популярных JavaScript паттернов проектирования и поймем почему определенные паттерны могут быть более подходящими для вашего проекта чем остальные</text:span><text:span text:style-name="T3">.</text:span><text:span text:style-name="T4"><text:s/>Запомните что паттерны могут быть применены не только для "ванильного"<text:s/></text:span><text:span text:style-name="T5">JavaScript (</text:span><text:span text:style-name="T6">т</text:span><text:span text:style-name="T7">.</text:span><text:span text:style-name="T8"><text:s/>е</text:span><text:span text:style-name="T9">.</text:span><text:span text:style-name="T10"><text:s/>стандартный<text:s/></text:span><text:span text:style-name="T11">JavaScript<text:s/></text:span><text:span text:style-name="T12">код)</text:span><text:span text:style-name="T13">,</text:span><text:span text:style-name="T14"><text:s/>но так же для абстрактных библиотек таких как<text:s/></text:span><text:span text:style-name="T15">jQuery<text:s/></text:span><text:span text:style-name="T16">или<text:s/></text:span><text:span text:style-name="T17">Dojo.</text:span><text:span text:style-name="T18"><text:s/>Перед тем как мы начнем</text:span><text:span text:style-name="T19">,</text:span><text:span text:style-name="T20"><text:s/>давайте взглянем на точное определение слова "паттерн" в контексте проектирования программного обеспечения</text:span><text:span text:style-name="T21">.</text:span></text:p>
      <text:p text:style-name="P2"><text:span text:style-name="T21"/></text:p>
      <text:p text:style-name="P3"><text:span text:style-name="T22">Что такое паттерн</text:span><text:span text:style-name="T23">?</text:span></text:p>
      <text:p text:style-name="P4"><text:span text:style-name="T24">Паттерн это переиспользуемое решение которое может быть применено к часто возникающим проблемам в разработке ПО - в нашем случае - в написании<text:s/></text:span><text:span text:style-name="T25">JavaScript<text:s/></text:span><text:span text:style-name="T26">веб приложений</text:span><text:span text:style-name="T27">.</text:span><text:span text:style-name="T28"><text:s/>Другое применения для паттернов - это шаблон для решения проблем - каждый отдельный шаблон может быть использован в различных ситуациях</text:span><text:span text:style-name="T29">.</text:span></text:p>
      <text:p text:style-name="P4"><text:span text:style-name="T30">Почему это важно</text:span><text:span text:style-name="T31">,</text:span><text:span text:style-name="T32"><text:s/>понимать паттерны и "дружить" с ними</text:span><text:span text:style-name="T33">?<text:s/></text:span><text:span text:style-name="T34">Паттерны проектирования имеют три главных выгоды</text:span><text:span text:style-name="T35">:</text:span></text:p>
      <text:list text:style-name="L5">
        <text:list-item>
          <text:p text:style-name="P5"><text:span text:style-name="T36">Паттерны это проверенные решения</text:span><text:span text:style-name="T37">:</text:span><text:span text:style-name="T38"><text:s/>Они предоставляют надежные подходы к решению проблеми в разработке ПО используя проверенные техники которые отражают опыт и знания разработчиков</text:span><text:span text:style-name="T39">,</text:span><text:span text:style-name="T40"><text:s/>которые помогли собрать эти знания в паттерны</text:span><text:span text:style-name="T41">.</text:span></text:p>
        </text:list-item>
        <text:list-item>
          <text:p text:style-name="P5"><text:span text:style-name="T42">Паттерны могут быть легко переиспользованы</text:span><text:span text:style-name="T43">:</text:span><text:span text:style-name="T44"><text:s/>Паттерн обычно является решением "из коробки" которое может быть адаптировано в соответствии с нашими потребностями</text:span><text:span text:style-name="T45">.</text:span><text:span text:style-name="T46"><text:s/>Эта особенность делает их достаточно надежными</text:span><text:span text:style-name="T47">.</text:span></text:p>
        </text:list-item>
        <text:list-item>
          <text:p text:style-name="P5"><text:span text:style-name="T48">Паттерны могут быть выразительными</text:span><text:span text:style-name="T49">:<text:s/></text:span><text:span text:style-name="T50">Когда мы смотрим на паттерн</text:span><text:span text:style-name="T51">,</text:span><text:span text:style-name="T52"><text:s/>в решении обычно есть определенная структура и лексика</text:span><text:span text:style-name="T53">,</text:span><text:span text:style-name="T54"><text:s/>которые могут помочь выразить большие решения более элегантно</text:span><text:span text:style-name="T55">.</text:span><text:span text:style-name="T56"/></text:p>
        </text:list-item>
      </text:list>
      <text:p text:style-name="P6"><text:span text:style-name="T57">П</text:span><text:span text:style-name="T58">аттерны не являются готовым решением</text:span><text:span text:style-name="T59">.</text:span><text:span text:style-name="T60"><text:s/>Это важно запомнить</text:span><text:span text:style-name="T61">,</text:span><text:span text:style-name="T62"><text:s/>что роль паттернов это просто предоставить нам схему решения</text:span><text:span text:style-name="T63">.</text:span><text:span text:style-name="T64"><text:s/>Паттерны не решают все проблемы проектирования и не заменяют хороших разработчиков ПО</text:span><text:span text:style-name="T65">,</text:span><text:span text:style-name="T66"><text:s/>однако</text:span><text:span text:style-name="T67">,</text:span><text:span text:style-name="T68"><text:s/>они помогают им</text:span><text:span text:style-name="T69">.</text:span><text:span text:style-name="T70"><text:s/>В будущем мы рассмотри другие преимущества которые паттерны могут предложить</text:span><text:span text:style-name="T71">.</text:span><text:span text:style-name="T72"/></text:p>
      <text:list text:style-name="L7">
        <text:list-item>
          <text:p text:style-name="P7"><text:span text:style-name="T73">П</text:span><text:span text:style-name="T74">ереиспользование паттернов помогает в предотвращении небольших неисправностей которые могут быть причиной больших проблем</text:span><text:span text:style-name="T75"><text:s/></text:span><text:span text:style-name="T76">в процессе разработки приложения</text:span><text:span text:style-name="T77">.</text:span><text:span text:style-name="T78"><text:s/>Это значит что когда код написан на надежных паттернах</text:span><text:span text:style-name="T79">,</text:span><text:span text:style-name="T80"><text:s/>мы можем себе позволить меньше времени беспокоиться о структуре нашего кода и больше времени потратить на качество нашего решения</text:span><text:span text:style-name="T81">.</text:span><text:span text:style-name="T82"><text:s/>Это потому что паттерны могут побуждать нас писать код в более структурированном и организованном стиле избегая надобность рефакторинга для целей ясности в будущем</text:span><text:span text:style-name="T83">.</text:span><text:span text:style-name="T84"/></text:p>
        </text:list-item>
        <text:list-item>
          <text:p text:style-name="P7"><text:span text:style-name="T84">Паттерны могут предоставлять обобщенные решения которые задокументированы таким образом</text:span><text:span text:style-name="T85">,</text:span><text:span text:style-name="T86"><text:s/>что не требуют привязки к конкретным проблемам</text:span><text:span text:style-name="T87">.</text:span><text:span text:style-name="T88"><text:s/>Этот обобщенный подход означает</text:span><text:span text:style-name="T89">,</text:span><text:span text:style-name="T90"><text:s/>что</text:span><text:span text:style-name="T91">,</text:span><text:span text:style-name="T92"><text:s/>независимо от приложения (и во многих случаях независимо от языка программирования) с которым мы работаем</text:span><text:span text:style-name="T93">,</text:span><text:span text:style-name="T94"><text:s/>паттерны проектирования могут быть применены для улучшения структуры нашего кода</text:span><text:span text:style-name="T95">.</text:span><text:span text:style-name="T96"/></text:p>
        </text:list-item>
        <text:list-item>
          <text:p text:style-name="P7"><text:span text:style-name="T96">Определенные паттерны могут в действительности уменьшить общий размер файла нашего кода путем устранения повторений</text:span><text:span text:style-name="T97">.</text:span><text:span text:style-name="T98"><text:s/>Поощряя разработчиков более пристально рассматривать их решения для областей где могут быть сделаны мгновенные сокращения повторений</text:span><text:span text:style-name="T99">,</text:span><text:span text:style-name="T100"><text:s/>например</text:span><text:span text:style-name="T101">,</text:span><text:span text:style-name="T102"><text:s/>уменьшая количество фенкций выполняющих похожие действия в пользу одной обобщенной функции</text:span><text:span text:style-name="T103">,</text:span><text:span text:style-name="T104"><text:s/>общий размер нашего кода может быть уменьшен</text:span><text:span text:style-name="T105">.</text:span><text:span text:style-name="T106"><text:s/>Это так же известно как "сушка кода"</text:span><text:span text:style-name="T107">.</text:span><text:span text:style-name="T108"/></text:p>
        </text:list-item>
        <text:list-item>
          <text:p text:style-name="P7"><text:span text:style-name="T108">Паттерны увеличивают словарь разработчика</text:span><text:span text:style-name="T109">,</text:span><text:span text:style-name="T110"><text:s/>что ускоряет коммуникацию</text:span><text:span text:style-name="T111">.</text:span><text:span text:style-name="T112"/></text:p>
        </text:list-item>
        <text:list-item>
          <text:p text:style-name="P7"><text:span text:style-name="T113">Часто используемые паттерны могут быть улучшены с течением времени за счет использования коллективного опыта</text:span><text:span text:style-name="T114">,</text:span><text:span text:style-name="T115"><text:s/>вносимого в сообщество другими разработчиками</text:span><text:span text:style-name="T116">,</text:span><text:span text:style-name="T117"><text:s/>которые используют эти паттерны</text:span><text:span text:style-name="T118">.</text:span><text:span text:style-name="T119"><text:s/>В некоторых случаях это ведет к созданию полность нового паттерна проектирования</text:span><text:span text:style-name="T120">,<text:s/></text:span><text:span text:style-name="T121">в других случаях это ведет к появлению улучшеных руководств на тему лучшего использования специфичных паттернов</text:span><text:span text:style-name="T122">.</text:span><text:span text:style-name="T123"><text:s/>Это гарантирует</text:span><text:span text:style-name="T124">,<text:s/></text:span><text:span text:style-name="T125">что основанные на патернах решения продолжают становиться более надежными</text:span><text:span text:style-name="T126">,</text:span><text:span text:style-name="T127"><text:s/>чем индивидуальные решения</text:span><text:span text:style-name="T128">.</text:span><text:span text:style-name="T129"/></text:p>
        </text:list-item>
      </text:list>
      <text:p text:style-name="P8"><text:span text:style-name="T130"/></text:p>
      <text:p text:style-name="P9"><text:span text:style-name="T131">Мы уже используем паттерны каждый день</text:span><text:span text:style-name="T132"/></text:p>
      <text:p text:style-name="P10"><text:span text:style-name="T132">Чтобы понять насколько паттерны могут быть полезны</text:span><text:span text:style-name="T133">,</text:span><text:span text:style-name="T134"><text:s/>давайте рассмотрим очень простой пример проблемы выборки которую<text:s/></text:span><text:span text:style-name="T135">jQuery<text:s/></text:span><text:span text:style-name="T136">библиотека решает для нас</text:span><text:span text:style-name="T137">.</text:span></text:p>
      <text:p text:style-name="P10"><text:span text:style-name="T138">Представьте что у нас есть скрипт в котором для каждого<text:s/></text:span><text:span text:style-name="T139">DOM</text:span><text:span text:style-name="T140"><text:s/>элемента с классом "</text:span><text:span text:style-name="T141">foo</text:span><text:span text:style-name="T142">"</text:span><text:span text:style-name="T143">,</text:span><text:span text:style-name="T144"><text:s/>найденного на странице</text:span><text:span text:style-name="T145">,</text:span><text:span text:style-name="T146"><text:s/>мы хотим увеличить счетчик</text:span><text:span text:style-name="T147">.</text:span><text:span text:style-name="T148"><text:s/>Какой самый эффективный способ запроса для этой коллекции элементов</text:span><text:span text:style-name="T149">?</text:span><text:span text:style-name="T150"><text:s/>Что-ж</text:span><text:span text:style-name="T151">,</text:span><text:span text:style-name="T152"><text:s/>есть несколько разных способов решения этой проблемы</text:span><text:span text:style-name="T153">.</text:span><text:span text:style-name="T154"/></text:p>
      <text:list text:style-name="L11">
        <text:list-item>
          <text:p text:style-name="P11"><text:span text:style-name="T154">Выбрать все элементы на странице и сохранить ссылки на них</text:span><text:span text:style-name="T155">.</text:span><text:span text:style-name="T156"><text:s/>Потом</text:span><text:span text:style-name="T157">,</text:span><text:span text:style-name="T158"><text:s/>используя регулярные выражения</text:span><text:span text:style-name="T159">,</text:span><text:span text:style-name="T160"><text:s/>отфильтровать эту коллекцию так</text:span><text:span text:style-name="T161">,</text:span><text:span text:style-name="T162"><text:s/>чтобы остались только элементы с классом "</text:span><text:span text:style-name="T163">foo</text:span><text:span text:style-name="T164">"</text:span><text:span text:style-name="T165">.</text:span></text:p>
        </text:list-item>
        <text:list-item>
          <text:p text:style-name="P11"><text:span text:style-name="T166">Использовать современный метод такой как<text:s/></text:span><text:span text:style-name="T167">querySelectorAll()<text:s/></text:span><text:span text:style-name="T168">для выборки всех элементов с классом "</text:span><text:span text:style-name="T169">foo</text:span><text:span text:style-name="T170">"</text:span><text:span text:style-name="T171">.</text:span><text:span text:style-name="T172"/></text:p>
        </text:list-item>
        <text:list-item>
          <text:p text:style-name="P11"><text:span text:style-name="T172">Использовать стандартный метод такой как<text:s/></text:span><text:span text:style-name="T173">getElementsByTagName()</text:span><text:span text:style-name="T174"><text:s/>для похожего возврата желаемой коллекции</text:span><text:span text:style-name="T175">.</text:span></text:p>
        </text:list-item>
      </text:list>
      <text:p text:style-name="P12"><text:span text:style-name="T176">Какой из этих вариантов самый быстрый</text:span><text:span text:style-name="T177">?</text:span><text:span text:style-name="T178"><text:s/>В действительности это вариант 3</text:span><text:span text:style-name="T179">,</text:span><text:span text:style-name="T180"><text:s/>в 8-10 раз быстрее альтернатив</text:span><text:span text:style-name="T181">.</text:span><text:span text:style-name="T182"><text:s/>В реальном мире приложения</text:span><text:span text:style-name="T183">,</text:span><text:span text:style-name="T184"><text:s/>однако</text:span><text:span text:style-name="T185">,</text:span><text:span text:style-name="T186"><text:s/>вариант 3 не сработает в версиях<text:s/></text:span><text:span text:style-name="T187">&lt; Internet Explorer 9,</text:span><text:span text:style-name="T188"><text:s/>и</text:span><text:span text:style-name="T189">,</text:span><text:span text:style-name="T190"><text:s/>следовательно</text:span><text:span text:style-name="T191">,</text:span><text:span text:style-name="T192"><text:s/>нужно использовать первый вариант там</text:span><text:span text:style-name="T193">,</text:span><text:span text:style-name="T194"><text:s/>где второй и третий не поддерживаются</text:span><text:span text:style-name="T195">.</text:span><text:span text:style-name="T196"/></text:p>
      <text:p text:style-name="P12"><text:span text:style-name="T196">Разработчикам использующим<text:s/></text:span><text:span text:style-name="T197">jQuery<text:s/></text:span><text:span text:style-name="T198">не нужно заботиться об этой проблеме</text:span><text:span text:style-name="T199">,</text:span><text:span text:style-name="T200"><text:s/>так как это удачно абстрагировано от нас использованием "Фасад" паттерна</text:span><text:span text:style-name="T201">.</text:span><text:span text:style-name="T202"><text:s/>Как мы<text:s/></text:span><text:span text:style-name="T20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